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96.46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02.1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77.24pt" fo:break-before="auto" style:use-optimal-row-height="false"/>
    </style:style>
    <style:style style:name="ro10" style:family="table-row">
      <style:table-row-properties style:row-height="24.01pt" fo:break-before="auto" style:use-optimal-row-height="tru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80.25pt" fo:break-before="auto" style:use-optimal-row-height="true"/>
    </style:style>
    <style:style style:name="ro13" style:family="table-row">
      <style:table-row-properties style:row-height="90.99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58.51pt" fo:break-before="auto" style:use-optimal-row-height="false"/>
    </style:style>
    <style:style style:name="ro16" style:family="table-row">
      <style:table-row-properties style:row-height="9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color="#1b75bc" fo:font-style="italic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background-color="#fffbcc" fo:wrap-option="wrap" style:vertical-align="top"/>
    </style:style>
    <style:style style:name="ce11" style:family="table-cell" style:parent-style-name="Default">
      <style:table-cell-properties fo:background-color="#e0efd4"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aa55a1" fo:font-weight="bold" style:font-weight-asian="bold" style:font-weight-complex="bold"/>
    </style:style>
    <style:style style:name="T7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6" table:default-cell-style-name="ce6"/>
        <table:table-column table:style-name="co2" table:number-columns-repeated="7" table:default-cell-style-name="ce6"/>
        <table:table-column table:style-name="co7" table:default-cell-style-name="ce6"/>
        <table:table-column table:style-name="co2" table:number-columns-repeated="9" table:default-cell-style-name="ce6"/>
        <table:table-column table:style-name="co8" table:default-cell-style-name="ce6"/>
        <table:table-column table:style-name="co2" table:number-columns-repeated="3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2" table:default-cell-style-name="Default"/>
        <table:table-column table:style-name="co11" table:default-cell-style-name="ce6"/>
        <table:table-column table:style-name="co2" table:number-columns-repeated="2" table:default-cell-style-name="ce6"/>
        <table:table-row table:style-name="ro1">
          <table:table-cell table:number-columns-repeated="11"/>
          <table:table-cell office:value-type="string" calcext:value-type="string">
            <text:p>Bund mit Abraham (1. Mo 15:18 ff)</text:p>
          </table:table-cell>
          <table:table-cell office:value-type="string" calcext:value-type="string">
            <text:p>ps-72</text:p>
          </table:table-cell>
          <table:table-cell office:value-type="string" calcext:value-type="string">
            <text:p>ps-83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19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2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table:style-name="ce10" office:value-type="string" calcext:value-type="string">
            <text:p>jer-25</text:p>
          </table:table-cell>
          <table:table-cell office:value-type="string" calcext:value-type="string">
            <text:p>jer-27</text:p>
          </table:table-cell>
          <table:table-cell office:value-type="string" calcext:value-type="string">
            <text:p>jer-44</text:p>
          </table:table-cell>
          <table:table-cell office:value-type="string" calcext:value-type="string">
            <text:p>jer-46</text:p>
            <text:p>MIzraim?</text:p>
          </table:table-cell>
          <table:table-cell office:value-type="string" calcext:value-type="string">
            <text:p>jer-47-4</text:p>
          </table:table-cell>
          <table:table-cell office:value-type="string" calcext:value-type="string">
            <text:p>jer-49</text:p>
          </table:table-cell>
          <table:table-cell office:value-type="string" calcext:value-type="string">
            <text:p>hes-25</text:p>
          </table:table-cell>
          <table:table-cell office:value-type="string" calcext:value-type="string">
            <text:p>hes-27</text:p>
            <text:p>Klagelied über <text:span text:style-name="T6">Tyrus</text:span></text:p>
          </table:table-cell>
          <table:table-cell office:value-type="string" calcext:value-type="string">
            <text:p>hes-29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  <text:p>Gegen Gog, Fürst von Rosch, Mesech u. Tubal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 1. Mo 10:x</text:p>
          </table:table-cell>
          <table:table-cell table:number-columns-repeated="3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28"/>
        </table:table-row>
        <table:table-row-group>
          <table:table-row table:style-name="ro4">
            <table:table-cell/>
            <table:table-cell table:formula="of:=[.B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21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2">
              <table:table-cell office:value-type="float" office:value="3" calcext:value-type="float">
                <text:p>3</text:p>
              </table:table-cell>
              <table:table-cell table:formula="of:=[.B4]+1" office:value-type="float" office:value="3" calcext:value-type="float">
                <text:p>3</text:p>
              </table:table-cell>
              <table:table-cell table:formula="of:=[.C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25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>
              <table:table-cell office:value-type="float" office:value="3" calcext:value-type="float">
                <text:p>3</text:p>
              </table:table-cell>
              <table:table-cell table:formula="of:=[.B5]+1" office:value-type="float" office:value="4" calcext:value-type="float">
                <text:p>4</text:p>
              </table:table-cell>
              <table:table-cell table:formula="of:=[.C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28"/>
            </table:table-row>
            <table:table-row table:style-name="ro5">
              <table:table-cell office:value-type="float" office:value="3" calcext:value-type="float">
                <text:p>3</text:p>
              </table:table-cell>
              <table:table-cell table:formula="of:=[.B6]+1" office:value-type="float" office:value="5" calcext:value-type="float">
                <text:p>5</text:p>
              </table:table-cell>
              <table:table-cell table:formula="of:=[.C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17"/>
              <table:table-cell office:value-type="string" calcext:value-type="string">
                <text:p>x, V.14: Rosse, Reitpferde, Maulesel</text:p>
              </table:table-cell>
              <table:table-cell table:number-columns-repeated="3"/>
              <table:table-cell office:value-type="string" calcext:value-type="string">
                <text:p>V.6 Haus Togarma im aeussersten Norden hes-38-6</text:p>
                <text:p><text:span text:style-name="T7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office:value-type="float" office:value="2" calcext:value-type="float">
              <text:p>2</text:p>
            </table:table-cell>
            <table:table-cell table:formula="of:=[.B7]+1" office:value-type="float" office:value="6" calcext:value-type="float">
              <text:p>6</text:p>
            </table:table-cell>
            <table:table-cell table:formula="of:=[.C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26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6">
            <table:table-cell office:value-type="float" office:value="2" calcext:value-type="float">
              <text:p>2</text:p>
            </table:table-cell>
            <table:table-cell table:formula="of:=[.B8]+1" office:value-type="float" office:value="7" calcext:value-type="float">
              <text:p>7</text:p>
            </table:table-cell>
            <table:table-cell table:formula="of:=[.C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10"/>
            <table:table-cell office:value-type="string" calcext:value-type="string">
              <text:p>x, V.25</text:p>
            </table:table-cell>
            <table:table-cell table:number-columns-repeated="6"/>
            <table:table-cell office:value-type="string" calcext:value-type="string">
              <text:p>V.10 “Perser”</text:p>
            </table:table-cell>
            <table:table-cell table:number-columns-repeated="7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6">
            <table:table-cell/>
            <table:table-cell table:formula="of:=[.B9]+1" office:value-type="float" office:value="8" calcext:value-type="float">
              <text:p>8</text:p>
            </table:table-cell>
            <table:table-cell table:formula="of:=[.C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 table:number-columns-repeated="3"/>
            <table:table-cell office:value-type="string" calcext:value-type="string">
              <text:p>Inseln: V.11</text:p>
            </table:table-cell>
            <table:table-cell table:number-columns-repeated="3"/>
            <table:table-cell office:value-type="string" calcext:value-type="string">
              <text:p>V. 23 Zidonische Kaufleute, die das Meer befahren, füllten die Inseln</text:p>
            </table:table-cell>
            <table:table-cell/>
            <table:table-cell office:value-type="string" calcext:value-type="string">
              <text:p>5, V. 19 (Beachte: Inseln)</text:p>
            </table:table-cell>
            <table:table-cell table:number-columns-repeated="7"/>
            <table:table-cell office:value-type="string" calcext:value-type="string">
              <text:p>x, V.13 Kaufleute</text:p>
              <text:p>V.15: Viele Inseln in Handelsbeziehung mit dir: Elefantenzähne und Ebenholz als Zahlung</text:p>
              <text:p>x, V.19</text:p>
              <text:p/>
            </table:table-cell>
            <table:table-cell table:number-columns-repeated="4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 table:display="false">
            <table:table-row table:style-name="ro4" table:visibility="collapse">
              <table:table-cell office:value-type="float" office:value="4" calcext:value-type="float">
                <text:p>4</text:p>
              </table:table-cell>
              <table:table-cell table:formula="of:=[.B10]+1" office:value-type="float" office:value="9" calcext:value-type="float">
                <text:p>9</text:p>
              </table:table-cell>
              <table:table-cell table:formula="of:=[.C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21"/>
              <table:table-cell office:value-type="string" calcext:value-type="string">
                <text:p>V.7: blauer u. roter Purpur von Inseln Elischas</text:p>
              </table:table-cell>
              <table:table-cell table:number-columns-repeated="10"/>
            </table:table-row>
            <table:table-row table:style-name="ro7" table:visibility="collapse">
              <table:table-cell office:value-type="float" office:value="4" calcext:value-type="float">
                <text:p>4</text:p>
              </table:table-cell>
              <table:table-cell table:formula="of:=[.B11]+1" office:value-type="float" office:value="10" calcext:value-type="float">
                <text:p>10</text:p>
              </table:table-cell>
              <table:table-cell table:formula="of:=[.C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  <text:p>Vgl aehnlichkeit zu Chrysolith (H8658)</text:p>
              </table:table-cell>
              <table:table-cell/>
              <table:table-cell office:value-type="string" calcext:value-type="string">
                <text:p>x</text:p>
              </table:table-cell>
              <table:table-cell table:number-columns-repeated="5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7"/>
              <table:table-cell office:value-type="string" calcext:value-type="string">
                <text:p>x, V.12 Handel mit Silber, Eisen, Zinn, Blei</text:p>
                <text:p>x, V.25</text:p>
              </table:table-cell>
              <table:table-cell table:number-columns-repeated="3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8" table:visibility="collapse">
              <table:table-cell office:value-type="float" office:value="4" calcext:value-type="float">
                <text:p>4</text:p>
              </table:table-cell>
              <table:table-cell table:formula="of:=[.B12]+1" office:value-type="float" office:value="11" calcext:value-type="float">
                <text:p>11</text:p>
              </table:table-cell>
              <table:table-cell table:formula="of:=[.C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7"/>
              <table:table-cell office:value-type="string" calcext:value-type="string">
                <text:p>x. V.1/ V.12</text:p>
              </table:table-cell>
              <table:table-cell table:number-columns-repeated="9"/>
              <table:table-cell office:value-type="string" calcext:value-type="string">
                <text:p>x. V.6</text:p>
              </table:table-cell>
              <table:table-cell table:number-columns-repeated="10"/>
            </table:table-row>
            <table:table-row table:style-name="ro9" table:visibility="collapse">
              <table:table-cell office:value-type="float" office:value="4" calcext:value-type="float">
                <text:p>4</text:p>
              </table:table-cell>
              <table:table-cell table:formula="of:=[.B13]+1" office:value-type="float" office:value="12" calcext:value-type="float">
                <text:p>12</text:p>
              </table:table-cell>
              <table:table-cell table:formula="of:=[.C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5"/>
              <table:table-cell office:value-type="string" calcext:value-type="string">
                <text:p>V.13: Karawanen der Dedaniter</text:p>
              </table:table-cell>
              <table:table-cell table:number-columns-repeated="9"/>
              <table:table-cell office:value-type="string" calcext:value-type="string">
                <text:p>V. 49: Esaus verderben</text:p>
              </table:table-cell>
              <table:table-cell office:value-type="string" calcext:value-type="string">
                <text:p>V.13 Edom wird von Teman bis Dedan durchs Schwert fallen</text:p>
              </table:table-cell>
              <table:table-cell table:number-columns-repeated="11"/>
            </table:table-row>
          </table:table-row-group>
          <table:table-row table:style-name="ro1">
            <table:table-cell office:value-type="float" office:value="2" calcext:value-type="float">
              <text:p>2</text:p>
            </table:table-cell>
            <table:table-cell table:formula="of:=[.B14]+1" office:value-type="float" office:value="13" calcext:value-type="float">
              <text:p>13</text:p>
            </table:table-cell>
            <table:table-cell table:formula="of:=[.C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4"/>
            <table:table-cell office:value-type="string" calcext:value-type="string">
              <text:p>4, V. 19</text:p>
            </table:table-cell>
            <table:table-cell table:number-columns-repeated="7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1">
            <table:table-cell office:value-type="float" office:value="2" calcext:value-type="float">
              <text:p>2</text:p>
            </table:table-cell>
            <table:table-cell table:formula="of:=[.B15]+1" office:value-type="float" office:value="14" calcext:value-type="float">
              <text:p>14</text:p>
            </table:table-cell>
            <table:table-cell table:formula="of:=[.C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17"/>
            <table:table-cell office:value-type="string" calcext:value-type="string">
              <text:p>x, V.13: Kaufleute</text:p>
            </table:table-cell>
            <table:table-cell table:number-columns-repeated="2"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3">
            <table:table-cell office:value-type="float" office:value="2" calcext:value-type="float">
              <text:p>2</text:p>
            </table:table-cell>
            <table:table-cell table:formula="of:=[.B16]+1" office:value-type="float" office:value="15" calcext:value-type="float">
              <text:p>15</text:p>
            </table:table-cell>
            <table:table-cell table:formula="of:=[.C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25"/>
            <table:table-cell table:style-name="Default"/>
            <table:table-cell table:number-columns-repeated="2"/>
          </table:table-row>
        </table:table-row-group>
        <table:table-row table:style-name="ro2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28"/>
        </table:table-row>
        <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4"/>
            <table:table-cell office:value-type="string" calcext:value-type="string">
              <text:p>Topas von Kusch, hi-28-19</text:p>
            </table:table-cell>
            <table:table-cell table:number-columns-repeated="13"/>
            <table:table-cell office:value-type="string" calcext:value-type="string">
              <text:p>V.9: Zusammen mit Put als “Schild fassende” genannt</text:p>
            </table:table-cell>
            <table:table-cell table:number-columns-repeated="14"/>
          </table:table-row>
          <table:table-row-group>
            <table:table-row table:style-name="ro4">
              <table:table-cell office:value-type="float" office:value="7" calcext:value-type="float">
                <text:p>7</text:p>
              </table:table-cell>
              <table:table-cell table:formula="of:=[.B19]+1" office:value-type="float" office:value="18" calcext:value-type="float">
                <text:p>18</text:p>
              </table:table-cell>
              <table:table-cell table:formula="of:=[.C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 (H5434)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/>
              <table:table-cell office:value-type="string" calcext:value-type="string">
                <text:p>V.10 Abgaben entrichten</text:p>
              </table:table-cell>
              <table:table-cell table:number-columns-repeated="6"/>
              <table:table-cell office:value-type="string" calcext:value-type="string">
                <text:p>V.3: Lösegeld</text:p>
              </table:table-cell>
              <table:table-cell table:number-columns-repeated="1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0]+1" office:value-type="float" office:value="19" calcext:value-type="float">
                <text:p>19</text:p>
              </table:table-cell>
              <table:table-cell table:formula="of:=[.C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 (H2431)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28"/>
            </table:table-row>
            <table:table-row table:style-name="ro2">
              <table:table-cell office:value-type="float" office:value="7" calcext:value-type="float">
                <text:p>7</text:p>
              </table:table-cell>
              <table:table-cell table:formula="of:=[.B21]+1" office:value-type="float" office:value="20" calcext:value-type="float">
                <text:p>20</text:p>
              </table:table-cell>
              <table:table-cell table:formula="of:=[.C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 (H5454)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28"/>
            </table:table-row>
            <table:table-row table:style-name="ro10">
              <table:table-cell office:value-type="float" office:value="7" calcext:value-type="float">
                <text:p>7</text:p>
              </table:table-cell>
              <table:table-cell table:formula="of:=[.B22]+1" office:value-type="float" office:value="21" calcext:value-type="float">
                <text:p>21</text:p>
              </table:table-cell>
              <table:table-cell table:formula="of:=[.C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 (H7484)</text:p>
              </table:table-cell>
              <table:table-cell table:number-columns-repeated="21"/>
              <table:table-cell table:style-name="ce11" office:value-type="string" calcext:value-type="string">
                <text:p>V.22: Gewürze, Edelsteine, Gold</text:p>
              </table:table-cell>
              <table:table-cell table:number-columns-repeated="10"/>
            </table:table-row>
            <table:table-row table:style-name="ro11">
              <table:table-cell office:value-type="float" office:value="7" calcext:value-type="float">
                <text:p>7</text:p>
              </table:table-cell>
              <table:table-cell table:formula="of:=[.B23]+1" office:value-type="float" office:value="22" calcext:value-type="float">
                <text:p>22</text:p>
              </table:table-cell>
              <table:table-cell table:formula="of:=[.C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 (H7614)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7"/>
              <table:table-cell table:style-name="ce11" office:value-type="string" calcext:value-type="string">
                <text:p>V.22: Gewürze, Edelsteine, Gold</text:p>
              </table:table-cell>
              <table:table-cell table:number-columns-repeated="10"/>
            </table:table-row>
            <table:table-row table:style-name="ro12">
              <table:table-cell office:value-type="float" office:value="7" calcext:value-type="float">
                <text:p>7</text:p>
              </table:table-cell>
              <table:table-cell table:formula="of:=[.B24]+1" office:value-type="float" office:value="23" calcext:value-type="float">
                <text:p>23</text:p>
              </table:table-cell>
              <table:table-cell table:formula="of:=[.C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 (H1719)</text:p>
              </table:table-cell>
              <table:table-cell table:number-columns-repeated="2"/>
              <table:table-cell office:value-type="string" calcext:value-type="string">
                <text:p>Vgl die Dedaniter (Dodaniter)</text:p>
                <text:p>Dedan auch ein Sohn von Jokschan (1mo-25-3, 1chr-1-32)</text:p>
              </table:table-cell>
              <table:table-cell table:number-columns-repeated="9"/>
              <table:table-cell table:style-name="Default"/>
              <table:table-cell office:value-type="string" calcext:value-type="string">
                <text:p>V.23 Dedan, Teman und Bus, also möglicherweise ein anderer Dedan</text:p>
              </table:table-cell>
              <table:table-cell table:number-columns-repeated="6"/>
              <table:table-cell office:value-type="string" calcext:value-type="string">
                <text:p>V. 15: Söhne Dedans waren deine Kaufleute</text:p>
                <text:p><text:span text:style-name="T5">V. 20: Prachtdecken zum reiten</text:span></text:p>
              </table:table-cell>
              <table:table-cell table:number-columns-repeated="3"/>
              <table:table-cell office:value-type="string" calcext:value-type="string">
                <text:p>V.13</text:p>
              </table:table-cell>
              <table:table-cell table:number-columns-repeated="6"/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table:formula="of:=[.B25]+1" office:value-type="float" office:value="24" calcext:value-type="float">
                <text:p>24</text:p>
              </table:table-cell>
              <table:table-cell table:formula="of:=[.C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 (H5455)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ähnlichkeit zu Sabta</text:p>
              </table:table-cell>
              <table:table-cell table:number-columns-repeated="28"/>
            </table:table-row>
            <table:table-row table:style-name="ro2">
              <table:table-cell office:value-type="float" office:value="8" calcext:value-type="float">
                <text:p>8</text:p>
              </table:table-cell>
              <table:table-cell table:formula="of:=[.B26]+1" office:value-type="float" office:value="25" calcext:value-type="float">
                <text:p>25</text:p>
              </table:table-cell>
              <table:table-cell table:formula="of:=[.C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32"/>
            </table:table-row>
          </table:table-row-group>
          <table:table-row table:style-name="ro13">
            <table:table-cell office:value-type="float" office:value="6" calcext:value-type="float">
              <text:p>6</text:p>
            </table:table-cell>
            <table:table-cell table:formula="of:=[.B27]+1" office:value-type="float" office:value="26" calcext:value-type="float">
              <text:p>26</text:p>
            </table:table-cell>
            <table:table-cell table:formula="of:=[.C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9"/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8"/>
            <table:table-cell office:value-type="string" calcext:value-type="string">
              <text:p>V.8:</text:p>
            </table:table-cell>
            <table:table-cell table:number-columns-repeated="5"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office:value-type="float" office:value="13" calcext:value-type="float">
                <text:p>13</text:p>
              </table:table-cell>
              <table:table-cell table:formula="of:=[.B28]+1" office:value-type="float" office:value="27" calcext:value-type="float">
                <text:p>27</text:p>
              </table:table-cell>
              <table:table-cell table:formula="of:=[.C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3"/>
              <table:table-cell office:value-type="string" calcext:value-type="string">
                <text:p>Vgl Lud, ein Nachkomme von Sem</text:p>
              </table:table-cell>
              <table:table-cell table:number-columns-repeated="9"/>
              <table:table-cell office:value-type="string" calcext:value-type="string">
                <text:p>V.19?</text:p>
              </table:table-cell>
              <table:table-cell table:number-columns-repeated="3"/>
              <table:table-cell office:value-type="string" calcext:value-type="string">
                <text:p>V.9: fassen den Bogen</text:p>
              </table:table-cell>
              <table:table-cell table:number-columns-repeated="3"/>
              <table:table-cell office:value-type="string" calcext:value-type="string">
                <text:p>V.10: Kriegsleute</text:p>
              </table:table-cell>
              <table:table-cell/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29]+1" office:value-type="float" office:value="28" calcext:value-type="float">
                <text:p>28</text:p>
              </table:table-cell>
              <table:table-cell table:formula="of:=[.C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32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0]+1" office:value-type="float" office:value="29" calcext:value-type="float">
                <text:p>29</text:p>
              </table:table-cell>
              <table:table-cell table:formula="of:=[.C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32"/>
            </table:table-row>
            <table:table-row table:style-name="ro2">
              <table:table-cell office:value-type="float" office:value="13" calcext:value-type="float">
                <text:p>13</text:p>
              </table:table-cell>
              <table:table-cell table:formula="of:=[.B31]+1" office:value-type="float" office:value="30" calcext:value-type="float">
                <text:p>30</text:p>
              </table:table-cell>
              <table:table-cell table:formula="of:=[.C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32"/>
            </table:table-row>
            <table:table-row table:style-name="ro6">
              <table:table-cell office:value-type="float" office:value="14" calcext:value-type="float">
                <text:p>14</text:p>
              </table:table-cell>
              <table:table-cell table:formula="of:=[.B32]+1" office:value-type="float" office:value="31" calcext:value-type="float">
                <text:p>31</text:p>
              </table:table-cell>
              <table:table-cell table:formula="of:=[.C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7"/>
              <table:table-cell office:value-type="string" calcext:value-type="string">
                <text:p>V.11 Patros (zweite Austreckung der Hand)</text:p>
              </table:table-cell>
              <table:table-cell table:number-columns-repeated="8"/>
              <table:table-cell office:value-type="string" calcext:value-type="string">
                <text:p>V.1Das Wort geschieht an alle Juden die in ... ... und Pathros wohnen ...</text:p>
                <text:p>V.15</text:p>
              </table:table-cell>
              <table:table-cell table:number-columns-repeated="5"/>
              <table:table-cell office:value-type="string" calcext:value-type="string">
                <text:p>Pathros: das Land des Ursprungs Mizraim -&gt; Mizraim wird dort ein niedriges Königreich sein.</text:p>
              </table:table-cell>
              <table:table-cell office:value-type="string" calcext:value-type="string">
                <text:p>V.14 Pathros wird verwüstet</text:p>
              </table:table-cell>
              <table:table-cell table:number-columns-repeated="8"/>
            </table:table-row>
            <table:table-row table:style-name="ro3">
              <table:table-cell office:value-type="float" office:value="14" calcext:value-type="float">
                <text:p>14</text:p>
              </table:table-cell>
              <table:table-cell table:formula="of:=[.B33]+1" office:value-type="float" office:value="32" calcext:value-type="float">
                <text:p>32</text:p>
              </table:table-cell>
              <table:table-cell table:formula="of:=[.C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 (H3695)</text:p>
              </table:table-cell>
              <table:table-cell table:number-columns-repeated="3"/>
              <table:table-cell office:value-type="string" calcext:value-type="string">
                <text:p>Philister von ihnen ausgegangen</text:p>
              </table:table-cell>
              <table:table-cell table:number-columns-repeated="28"/>
            </table:table-row>
            <table:table-row table:style-name="ro1">
              <table:table-cell office:value-type="float" office:value="14" calcext:value-type="float">
                <text:p>14</text:p>
              </table:table-cell>
              <table:table-cell table:formula="of:=[.B34]+1" office:value-type="float" office:value="33" calcext:value-type="float">
                <text:p>33</text:p>
              </table:table-cell>
              <table:table-cell table:formula="of:=[.C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 (H3732)</text:p>
              </table:table-cell>
              <table:table-cell table:number-columns-repeated="18"/>
              <table:table-cell office:value-type="string" calcext:value-type="string">
                <text:p>V.4 Insel Kaphtor, Philister, Tyrus, Zidon</text:p>
              </table:table-cell>
              <table:table-cell table:number-columns-repeated="13"/>
            </table:table-row>
          </table:table-row-group>
          <table:table-row table:style-name="ro5">
            <table:table-cell office:value-type="float" office:value="6" calcext:value-type="float">
              <text:p>6</text:p>
            </table:table-cell>
            <table:table-cell table:formula="of:=[.B35]+1" office:value-type="float" office:value="34" calcext:value-type="float">
              <text:p>34</text:p>
            </table:table-cell>
            <table:table-cell table:formula="of:=[.C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4"/>
            <table:table-cell office:value-type="string" calcext:value-type="string">
              <text:p>Pul?, 2</text:p>
            </table:table-cell>
            <table:table-cell table:number-columns-repeated="3"/>
            <table:table-cell office:value-type="string" calcext:value-type="string">
              <text:p>V.9: Zusammen mit Kusch als “Schild fassende” genannt</text:p>
            </table:table-cell>
            <table:table-cell table:number-columns-repeated="3"/>
            <table:table-cell office:value-type="string" calcext:value-type="string">
              <text:p>V.10: Kriegsleute</text:p>
            </table:table-cell>
            <table:table-cell/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office:value-type="float" office:value="6" calcext:value-type="float">
              <text:p>6</text:p>
            </table:table-cell>
            <table:table-cell table:formula="of:=[.B36]+1" office:value-type="float" office:value="35" calcext:value-type="float">
              <text:p>35</text:p>
            </table:table-cell>
            <table:table-cell table:formula="of:=[.C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5"/>
            <table:table-cell office:value-type="string" calcext:value-type="string">
              <text:p>x</text:p>
            </table:table-cell>
            <table:table-cell table:number-columns-repeated="6"/>
            <table:table-cell office:value-type="string" calcext:value-type="string">
              <text:p>V. 8</text:p>
            </table:table-cell>
            <table:table-cell table:number-columns-repeated="20"/>
          </table:table-row>
        </table:table-row-group>
        <table:table-row-group>
          <table:table-row table:style-name="ro8">
            <table:table-cell office:value-type="float" office:value="15" calcext:value-type="float">
              <text:p>15</text:p>
            </table:table-cell>
            <table:table-cell table:formula="of:=[.B37]+1" office:value-type="float" office:value="36" calcext:value-type="float">
              <text:p>36</text:p>
            </table:table-cell>
            <table:table-cell table:formula="of:=[.C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 (H6721)</text:p>
            </table:table-cell>
            <table:table-cell table:number-columns-repeated="3"/>
            <table:table-cell office:value-type="string" calcext:value-type="string">
              <text:p>Erstgeborener</text:p>
              <text:p>Sebulon gegen Zidon hin (1mo-49-13)</text:p>
              <text:p>Die grosse Stadt (jos-11-8)</text:p>
            </table:table-cell>
            <table:table-cell table:number-columns-repeated="7"/>
            <table:table-cell office:value-type="string" calcext:value-type="string">
              <text:p>V. 2 Zidonische Kaufleute, die das Meer befahren, füllten die Inseln</text:p>
              <text:p>V.12 Zidon -&gt; Kittim</text:p>
            </table:table-cell>
            <table:table-cell table:number-columns-repeated="2"/>
            <table:table-cell office:value-type="string" calcext:value-type="string">
              <text:p>V.22</text:p>
            </table:table-cell>
            <table:table-cell office:value-type="string" calcext:value-type="string">
              <text:p>V.3</text:p>
              <text:p>Edom, Moab, Ammon, Tyrus</text:p>
            </table:table-cell>
            <table:table-cell table:number-columns-repeated="16"/>
          </table:table-row>
          <table:table-row table:style-name="ro2">
            <table:table-cell office:value-type="float" office:value="15" calcext:value-type="float">
              <text:p>15</text:p>
            </table:table-cell>
            <table:table-cell table:formula="of:=[.B38]+1" office:value-type="float" office:value="37" calcext:value-type="float">
              <text:p>37</text:p>
            </table:table-cell>
            <table:table-cell table:formula="of:=[.C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 (H2845)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39]+1" office:value-type="float" office:value="38" calcext:value-type="float">
              <text:p>38</text:p>
            </table:table-cell>
            <table:table-cell table:formula="of:=[.C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0]+1" office:value-type="float" office:value="39" calcext:value-type="float">
              <text:p>39</text:p>
            </table:table-cell>
            <table:table-cell table:formula="of:=[.C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1]+1" office:value-type="float" office:value="40" calcext:value-type="float">
              <text:p>40</text:p>
            </table:table-cell>
            <table:table-cell table:formula="of:=[.C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4"/>
            <table:table-cell office:value-type="string" calcext:value-type="string">
              <text:p>x</text:p>
            </table:table-cell>
            <table:table-cell table:number-columns-repeated="27"/>
          </table:table-row>
          <table:table-row table:style-name="ro2">
            <table:table-cell/>
            <table:table-cell table:formula="of:=[.B42]+1" office:value-type="float" office:value="41" calcext:value-type="float">
              <text:p>41</text:p>
            </table:table-cell>
            <table:table-cell table:formula="of:=[.C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32"/>
          </table:table-row>
          <table:table-row table:style-name="ro2">
            <table:table-cell/>
            <table:table-cell table:formula="of:=[.B43]+1" office:value-type="float" office:value="42" calcext:value-type="float">
              <text:p>42</text:p>
            </table:table-cell>
            <table:table-cell table:formula="of:=[.C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32"/>
          </table:table-row>
          <table:table-row table:style-name="ro2">
            <table:table-cell office:value-type="float" office:value="17" calcext:value-type="float">
              <text:p>17</text:p>
            </table:table-cell>
            <table:table-cell table:formula="of:=[.B44]+1" office:value-type="float" office:value="43" calcext:value-type="float">
              <text:p>43</text:p>
            </table:table-cell>
            <table:table-cell table:formula="of:=[.C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32"/>
          </table:table-row>
          <table:table-row table:style-name="ro7">
            <table:table-cell office:value-type="float" office:value="18" calcext:value-type="float">
              <text:p>18</text:p>
            </table:table-cell>
            <table:table-cell table:formula="of:=[.B45]+1" office:value-type="float" office:value="44" calcext:value-type="float">
              <text:p>44</text:p>
            </table:table-cell>
            <table:table-cell table:formula="of:=[.C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15"/>
            <table:table-cell table:style-name="Default"/>
            <table:table-cell table:number-columns-repeated="5"/>
            <table:table-cell office:value-type="string" calcext:value-type="string">
              <text:p>V.8 Zidon und Arwad waren Ruderer, deine Weisen waren deine Steuermänner</text:p>
              <text:p>V.11 Söhne von Arwad auf Mauer</text:p>
            </table:table-cell>
            <table:table-cell table:number-columns-repeated="10"/>
          </table:table-row>
          <table:table-row table:style-name="ro2">
            <table:table-cell/>
            <table:table-cell table:formula="of:=[.B46]+1" office:value-type="float" office:value="45" calcext:value-type="float">
              <text:p>45</text:p>
            </table:table-cell>
            <table:table-cell table:formula="of:=[.C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32"/>
          </table:table-row>
          <table:table-row table:style-name="ro2">
            <table:table-cell/>
            <table:table-cell table:formula="of:=[.B47]+1" office:value-type="float" office:value="46" calcext:value-type="float">
              <text:p>46</text:p>
            </table:table-cell>
            <table:table-cell table:formula="of:=[.C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32"/>
          </table:table-row>
        </table:table-row-group>
        <table:table-row table:style-name="ro2">
          <table:table-cell/>
          <table:table-cell table:formula="of:=[.B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28"/>
        </table:table-row>
        <table:table-row-group>
          <table:table-row table:style-name="ro13">
            <table:table-cell office:value-type="float" office:value="22" calcext:value-type="float">
              <text:p>22</text:p>
            </table:table-cell>
            <table:table-cell table:formula="of:=[.B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  <text:p>Elam in 1mo-14-1 !</text:p>
              <text:p>Dan-8-2</text:p>
            </table:table-cell>
            <table:table-cell table:number-columns-repeated="3"/>
            <table:table-cell office:value-type="string" calcext:value-type="string">
              <text:p>V.11 Aus Elam </text:p>
            </table:table-cell>
            <table:table-cell/>
            <table:table-cell office:value-type="string" calcext:value-type="string">
              <text:p>V2. Ziehe hinauf Elam, belagere, Median (Meder)</text:p>
            </table:table-cell>
            <table:table-cell office:value-type="string" calcext:value-type="string">
              <text:p>V.6 Elam trägt den Köcher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4"/>
            <table:table-cell office:value-type="string" calcext:value-type="string">
              <text:p>V.35 :ich zerbreche den Bogen Elams</text:p>
              <text:p>V.36 vier Winde</text:p>
              <text:p>V.38: Thron in Elam</text:p>
            </table:table-cell>
            <table:table-cell table:number-columns-repeated="4"/>
            <table:table-cell office:value-type="string" calcext:value-type="string">
              <text:p>V.24</text:p>
            </table:table-cell>
            <table:table-cell table:number-columns-repeated="7"/>
          </table:table-row>
          <table:table-row table:style-name="ro14">
            <table:table-cell/>
            <table:table-cell table:formula="of:=[.B50]+1" office:value-type="float" office:value="49" calcext:value-type="float">
              <text:p>49</text:p>
            </table:table-cell>
            <table:table-cell table:formula="of:=[.C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Name d. 4. Flusses</text:p>
              <text:p>Erstes Land, wohin Nimrod ging.</text:p>
              <text:p>Madai liegt offenbar in Assur (2koe-17-6, 2koe-18-11)</text:p>
              <text:p><text:span text:style-name="T4">4mo-24-24: Schiffe der Kittim werden Assur demütigen</text:span></text:p>
              <text:p><text:span text:style-name="T4">Keniter soll vertilgt werden, bis Assur dich wegführt 4mo-24-21</text:span></text:p>
              <text:p><text:span text:style-name="T4">Assur wird in Israel vernichtet (jes-14-25)</text:span></text:p>
            </table:table-cell>
            <table:table-cell table:number-columns-repeated="2"/>
            <table:table-cell office:value-type="string" calcext:value-type="string">
              <text:p>V.9</text:p>
            </table:table-cell>
            <table:table-cell office:value-type="string" calcext:value-type="string">
              <text:p>V.11</text:p>
            </table:table-cell>
            <table:table-cell office:value-type="string" calcext:value-type="string">
              <text:p>V. 24 Israel, Aegypten und Assur werden ein Segen sein</text:p>
              <text:p>-</text:p>
              <text:p>Vgl. jes-27-13</text:p>
            </table:table-cell>
            <table:table-cell table:number-columns-repeated="2"/>
            <table:table-cell office:value-type="string" calcext:value-type="string">
              <text:p>V.13</text:p>
            </table:table-cell>
            <table:table-cell table:number-columns-repeated="9"/>
            <table:table-cell office:value-type="string" calcext:value-type="string">
              <text:p>V. 23</text:p>
            </table:table-cell>
            <table:table-cell table:number-columns-repeated="10"/>
          </table:table-row>
          <table:table-row table:style-name="ro3">
            <table:table-cell/>
            <table:table-cell table:formula="of:=[.B51]+1" office:value-type="float" office:value="50" calcext:value-type="float">
              <text:p>50</text:p>
            </table:table-cell>
            <table:table-cell table:formula="of:=[.C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4"/>
            <table:table-cell office:value-type="string" calcext:value-type="string">
              <text:p>Scheba auch ein Sohn von Ragma</text:p>
            </table:table-cell>
            <table:table-cell table:number-columns-repeated="3"/>
            <table:table-cell table:style-name="Default" table:number-columns-repeated="2"/>
            <table:table-cell table:number-columns-repeated="23"/>
          </table:table-row>
          <table:table-row-group>
            <table:table-row table:style-name="ro2">
              <table:table-cell/>
              <table:table-cell table:formula="of:=[.B52]+1" office:value-type="float" office:value="51" calcext:value-type="float">
                <text:p>51</text:p>
              </table:table-cell>
              <table:table-cell table:formula="of:=[.C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32"/>
            </table:table-row>
            <table:table-row table:style-name="ro2">
              <table:table-cell/>
              <table:table-cell table:formula="of:=[.B53]+1" office:value-type="float" office:value="52" calcext:value-type="float">
                <text:p>52</text:p>
              </table:table-cell>
              <table:table-cell table:formula="of:=[.C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31"/>
            </table:table-row>
            <table:table-row table:style-name="ro5">
              <table:table-cell/>
              <table:table-cell table:formula="of:=[.B54]+1" office:value-type="float" office:value="53" calcext:value-type="float">
                <text:p>53</text:p>
              </table:table-cell>
              <table:table-cell table:formula="of:=[.C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55]+1" office:value-type="float" office:value="54" calcext:value-type="float">
                <text:p>54</text:p>
              </table:table-cell>
              <table:table-cell table:formula="of:=[.C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30"/>
            </table:table-row>
          </table:table-row-group>
          <table:table-row-group>
            <table:table-row table:style-name="ro2">
              <table:table-cell/>
              <table:table-cell table:formula="of:=[.B56]+1" office:value-type="float" office:value="55" calcext:value-type="float">
                <text:p>55</text:p>
              </table:table-cell>
              <table:table-cell table:formula="of:=[.C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7]+1" office:value-type="float" office:value="56" calcext:value-type="float">
                <text:p>56</text:p>
              </table:table-cell>
              <table:table-cell table:formula="of:=[.C57]+1" office:value-type="float" office:value="9" calcext:value-type="float">
                <text:p>9</text:p>
              </table:table-cell>
              <table:table-cell/>
              <table:table-cell table:formula="of:=[.E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8]+1" office:value-type="float" office:value="57" calcext:value-type="float">
                <text:p>57</text:p>
              </table:table-cell>
              <table:table-cell table:formula="of:=[.C58]+1" office:value-type="float" office:value="10" calcext:value-type="float">
                <text:p>10</text:p>
              </table:table-cell>
              <table:table-cell/>
              <table:table-cell table:formula="of:=[.E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59]+1" office:value-type="float" office:value="58" calcext:value-type="float">
                <text:p>58</text:p>
              </table:table-cell>
              <table:table-cell table:formula="of:=[.C59]+1" office:value-type="float" office:value="11" calcext:value-type="float">
                <text:p>11</text:p>
              </table:table-cell>
              <table:table-cell/>
              <table:table-cell table:formula="of:=[.E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0]+1" office:value-type="float" office:value="59" calcext:value-type="float">
                <text:p>59</text:p>
              </table:table-cell>
              <table:table-cell table:formula="of:=[.C60]+1" office:value-type="float" office:value="12" calcext:value-type="float">
                <text:p>12</text:p>
              </table:table-cell>
              <table:table-cell/>
              <table:table-cell table:formula="of:=[.E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1]+1" office:value-type="float" office:value="60" calcext:value-type="float">
                <text:p>60</text:p>
              </table:table-cell>
              <table:table-cell table:formula="of:=[.C61]+1" office:value-type="float" office:value="13" calcext:value-type="float">
                <text:p>13</text:p>
              </table:table-cell>
              <table:table-cell/>
              <table:table-cell table:formula="of:=[.E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2]+1" office:value-type="float" office:value="61" calcext:value-type="float">
                <text:p>61</text:p>
              </table:table-cell>
              <table:table-cell table:formula="of:=[.C62]+1" office:value-type="float" office:value="14" calcext:value-type="float">
                <text:p>14</text:p>
              </table:table-cell>
              <table:table-cell/>
              <table:table-cell table:formula="of:=[.E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3]+1" office:value-type="float" office:value="62" calcext:value-type="float">
                <text:p>62</text:p>
              </table:table-cell>
              <table:table-cell table:formula="of:=[.C63]+1" office:value-type="float" office:value="15" calcext:value-type="float">
                <text:p>15</text:p>
              </table:table-cell>
              <table:table-cell/>
              <table:table-cell table:formula="of:=[.E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29"/>
            </table:table-row>
            <table:table-row table:style-name="ro2">
              <table:table-cell/>
              <table:table-cell table:formula="of:=[.B64]+1" office:value-type="float" office:value="63" calcext:value-type="float">
                <text:p>63</text:p>
              </table:table-cell>
              <table:table-cell table:formula="of:=[.C64]+1" office:value-type="float" office:value="16" calcext:value-type="float">
                <text:p>16</text:p>
              </table:table-cell>
              <table:table-cell/>
              <table:table-cell table:formula="of:=[.E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29"/>
            </table:table-row>
            <table:table-row table:style-name="ro3">
              <table:table-cell/>
              <table:table-cell table:formula="of:=[.B65]+1" office:value-type="float" office:value="64" calcext:value-type="float">
                <text:p>64</text:p>
              </table:table-cell>
              <table:table-cell table:formula="of:=[.C65]+1" office:value-type="float" office:value="17" calcext:value-type="float">
                <text:p>17</text:p>
              </table:table-cell>
              <table:table-cell/>
              <table:table-cell table:formula="of:=[.E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28"/>
            </table:table-row>
            <table:table-row table:style-name="ro15">
              <table:table-cell/>
              <table:table-cell table:formula="of:=[.B66]+1" office:value-type="float" office:value="65" calcext:value-type="float">
                <text:p>65</text:p>
              </table:table-cell>
              <table:table-cell table:formula="of:=[.C66]+1" office:value-type="float" office:value="18" calcext:value-type="float">
                <text:p>18</text:p>
              </table:table-cell>
              <table:table-cell/>
              <table:table-cell table:formula="of:=[.E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office:value-type="string" calcext:value-type="string">
                <text:p>Gold von Ophir (1koe-9-28, hi-28-11, 1koe-10-11, 1koe-22-49)</text:p>
                <text:p>Sandelholz (1koe-10-11)</text:p>
              </table:table-cell>
              <table:table-cell table:number-columns-repeated="28"/>
            </table:table-row>
            <table:table-row table:style-name="ro1">
              <table:table-cell/>
              <table:table-cell table:formula="of:=[.B67]+1" office:value-type="float" office:value="66" calcext:value-type="float">
                <text:p>66</text:p>
              </table:table-cell>
              <table:table-cell table:formula="of:=[.C67]+1" office:value-type="float" office:value="19" calcext:value-type="float">
                <text:p>19</text:p>
              </table:table-cell>
              <table:table-cell/>
              <table:table-cell table:formula="of:=[.E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Mizraim (1mo-25-18)</text:span></text:p>
              </table:table-cell>
              <table:table-cell table:number-columns-repeated="28"/>
            </table:table-row>
            <table:table-row table:style-name="ro2">
              <table:table-cell/>
              <table:table-cell table:formula="of:=[.B68]+1" office:value-type="float" office:value="67" calcext:value-type="float">
                <text:p>67</text:p>
              </table:table-cell>
              <table:table-cell table:formula="of:=[.C68]+1" office:value-type="float" office:value="20" calcext:value-type="float">
                <text:p>20</text:p>
              </table:table-cell>
              <table:table-cell/>
              <table:table-cell table:formula="of:=[.E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 table:number-columns-repeated="2"/>
              <table:table-cell table:number-columns-repeated="27"/>
            </table:table-row>
          </table:table-row-group>
          <table:table-row table:style-name="ro4">
            <table:table-cell/>
            <table:table-cell table:formula="of:=[.B69]+1" office:value-type="float" office:value="68" calcext:value-type="float">
              <text:p>68</text:p>
            </table:table-cell>
            <table:table-cell table:formula="of:=[.C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4"/>
            <table:table-cell office:value-type="string" calcext:value-type="string">
              <text:p>Vgl Luditer, Nachkommen von Mizraim</text:p>
            </table:table-cell>
            <table:table-cell table:number-columns-repeated="9"/>
            <table:table-cell office:value-type="float" office:value="3" calcext:value-type="float">
              <text:p>3</text:p>
            </table:table-cell>
            <table:table-cell table:number-columns-repeated="18"/>
          </table:table-row>
          <table:table-row table:style-name="ro16">
            <table:table-cell/>
            <table:table-cell table:formula="of:=[.B70]+1" office:value-type="float" office:value="69" calcext:value-type="float">
              <text:p>69</text:p>
            </table:table-cell>
            <table:table-cell table:formula="of:=[.C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22"/>
            <table:table-cell office:value-type="string" calcext:value-type="string">
              <text:p>V.16 Trieb handel mit Karfunkeln, rotem Purpur, Buntwirkerei, Byssus, Korallen, Rubinen</text:p>
            </table:table-cell>
            <table:table-cell table:number-columns-repeated="10"/>
          </table:table-row>
        </table:table-row-group>
        <table:table-row-group>
          <table:table-row table:style-name="ro2">
            <table:table-cell office:value-type="float" office:value="23" calcext:value-type="float">
              <text:p>23</text:p>
            </table:table-cell>
            <table:table-cell table:formula="of:=[.B71]+1" office:value-type="float" office:value="70" calcext:value-type="float">
              <text:p>70</text:p>
            </table:table-cell>
            <table:table-cell table:formula="of:=[.C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14"/>
            <table:table-cell office:value-type="string" calcext:value-type="string">
              <text:p>V.20</text:p>
            </table:table-cell>
            <table:table-cell table:number-columns-repeated="17"/>
          </table:table-row>
          <table:table-row table:style-name="ro2">
            <table:table-cell/>
            <table:table-cell table:formula="of:=[.B72]+1" office:value-type="float" office:value="71" calcext:value-type="float">
              <text:p>71</text:p>
            </table:table-cell>
            <table:table-cell table:formula="of:=[.C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32"/>
          </table:table-row>
          <table:table-row table:style-name="ro2">
            <table:table-cell/>
            <table:table-cell table:formula="of:=[.B73]+1" office:value-type="float" office:value="72" calcext:value-type="float">
              <text:p>72</text:p>
            </table:table-cell>
            <table:table-cell table:formula="of:=[.C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32"/>
          </table:table-row>
          <table:table-row table:style-name="ro2">
            <table:table-cell/>
            <table:table-cell table:formula="of:=[.B74]+1" office:value-type="float" office:value="73" calcext:value-type="float">
              <text:p>73</text:p>
            </table:table-cell>
            <table:table-cell table:formula="of:=[.C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32"/>
          </table:table-row>
        </table:table-row-group>
        <table:table-row table:style-name="ro2">
          <table:table-cell table:number-columns-repeated="39"/>
        </table:table-row>
        <table:table-row table:style-name="ro2">
          <table:table-cell table:number-columns-repeated="11"/>
          <table:table-cell office:value-type="string" calcext:value-type="string">
            <text:p>Ken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Kenis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Kadmon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Pherisiter</text:p>
          </table:table-cell>
          <table:table-cell table:number-columns-repeated="27"/>
        </table:table-row>
        <table:table-row table:style-name="ro2">
          <table:table-cell table:number-columns-repeated="11"/>
          <table:table-cell office:value-type="string" calcext:value-type="string">
            <text:p>Rephaim</text:p>
          </table:table-cell>
          <table:table-cell table:number-columns-repeated="27"/>
        </table:table-row>
        <table:table-row table:style-name="ro2">
          <table:table-cell table:number-columns-repeated="11"/>
          <table:table-cell table:style-name="Default"/>
          <table:table-cell table:number-columns-repeated="27"/>
        </table:table-row>
        <table:table-row table:style-name="ro2" table:number-rows-repeated="1048493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20:58:52.606320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9-09T21:40:10.880413829</dc:date>
    <meta:editing-duration>P1DT6H7M58S</meta:editing-duration>
    <meta:editing-cycles>168</meta:editing-cycles>
    <meta:generator>LibreOffice/6.0.4.2$Linux_X86_64 LibreOffice_project/00m0$Build-2</meta:generator>
    <meta:document-statistic meta:table-count="1" meta:cell-count="454" meta:object-count="0"/>
  </office:meta>
</office:document-meta>
</file>